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0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5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כותרת_20_ותוכן_5f_-title">
      <style:graphic-properties fo:min-height="1.776cm"/>
    </style:style>
    <style:style style:name="pr16" style:family="presentation" style:parent-style-name="כותרת_20_ותוכן_5f_-notes">
      <style:graphic-properties draw:fill-color="#ffffff" fo:min-height="13.364cm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6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 style:writing-mode="lr-tb"/>
      <style:text-properties fo:font-size="44pt"/>
    </style:style>
    <style:style style:name="P27" style:family="paragraph">
      <loext:graphic-properties draw:fill="none" draw:fill-color="#ffffff"/>
      <style:text-properties fo:font-size="36pt"/>
    </style:style>
    <style:style style:name="P28" style:family="paragraph">
      <loext:graphic-properties draw:fill-color="#ffffff"/>
    </style:style>
    <style:style style:name="P29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9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size="44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36pt"/>
    </style:style>
    <style:style style:name="T28" style:family="text">
      <style:text-properties fo:font-size="36pt" fo:font-weight="bold" style:font-weight-asian="bold" style:font-weight-complex="bold"/>
    </style:style>
    <style:style style:name="T29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4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42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50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</text:span><text:span text:style-name="T7">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</text:span><text:span text:style-name="T6">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</text:span><text:span text:style-name="T10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</text:span><text:span text:style-name="T6">the </text:span><text:span text:style-name="T9">standard library</text:span><text:span text:style-name="T6"> and give the </text:span><text:span text:style-name="T15">same </text:span><text:span text:style-name="T15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8"> </text:span><text:span text:style-name="T6">and for I/O in the </text:span><text:span text:style-name="T9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</text:span><text:span text:style-name="T6">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9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office:forms form:automatic-focus="false" form:apply-design-mode="false"/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3">object1.operator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4">object1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need to make a deep copy of an </text:span><text:span text:style-name="T6">object, you need to define all of 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24"><text:span text:style-name="T6">when you need one, 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כותרת_20_ותוכן_5f_" presentation:presentation-page-layout-name="AL2T11" xml:id="id9" draw:id="id9">
        <draw:frame presentation:style-name="pr15" draw:text-style-name="P26" draw:layer="layout" svg:width="23.706cm" svg:height="1.776cm" svg:x="0.847cm" svg:y="0.763cm" presentation:class="title" presentation:user-transformed="true">
          <draw:text-box>
            <text:p text:style-name="P25"><text:span text:style-name="T25">Copy Constructor</text:span><text:span text:style-name="T26"> (folder 2)</text:span></text:p>
          </draw:text-box>
        </draw:frame>
        <draw:frame draw:style-name="gr9" draw:text-style-name="P27" draw:layer="layout" svg:width="23.368cm" svg:height="10.205cm" svg:x="1.016cm" svg:y="3.556cm">
          <draw:text-box>
            <text:list text:style-name="L1">
              <text:list-item>
                <text:p xml:id="id10" text:id="id10"><text:span text:style-name="T27">Called whenever an object of type T is copied.</text:span></text:p>
              </text:list-item>
              <text:list-item>
                <text:p xml:id="id11" text:id="id11"><text:span text:style-name="T27">Copy Constructor to class T</text:span><text:span text:style-name="T27"><text:line-break/></text:span><text:span text:style-name="T27">gets as argument </text:span><text:span text:style-name="T28">const T&amp; </text:span><text:span text:style-name="T29">(Why?)</text:span></text:p>
              </text:list-item>
              <text:list-item>
                <text:p xml:id="id12" text:id="id12"><text:span text:style-name="T30">You should consider for each class whether it needs </text:span><text:span text:style-name="T31">deep copy</text:span><text:span text:style-name="T30"> or </text:span><text:span text:style-name="T31">shallow copy</text:span><text:span text:style-name="T30">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10" draw:text-style-name="P29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7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32">// Copy constructor</text:span></text:p>
            <text:p text:style-name="P16"><text:span text:style-name="T33">A (const A&amp; other) : </text:span><text:span text:style-name="T34">init</text:span><text:span text:style-name="T33"> {</text:span></text:p>
            <text:p text:style-name="P10"><text:span text:style-name="T35">copy_other(other);</text:span></text:p>
            <text:p text:style-name="P16"><text:span text:style-name="T33">}</text:span></text:p>
            <text:p text:style-name="P16"><text:span text:style-name="T36"/></text:p>
            <text:p text:style-name="P16"><text:span text:style-name="T36"/></text:p>
            <text:p text:style-name="P16"><text:span text:style-name="T32">// </text:span><text:span text:style-name="T37">Operator = </text:span><text:span text:style-name="T38"><text:s/></text:span></text:p>
            <text:p text:style-name="P16"><text:span text:style-name="T33">A&amp; operator=(const A&amp; other) {</text:span></text:p>
            <text:p text:style-name="P10"><text:span text:style-name="T33">if (this!=&amp;other) { </text:span><text:span text:style-name="T37">// preventing problems in </text:span><text:span text:style-name="T37">a=a</text:span></text:p>
            <text:p text:style-name="P10"><text:span text:style-name="T39"><text:s text:c="2"/></text:span><text:span text:style-name="T39">clear(); </text:span><text:span text:style-name="T34">init</text:span><text:span text:style-name="T39"> </text:span><text:span text:style-name="T40">// or recycle</text:span></text:p>
            <text:p text:style-name="P10"><text:span text:style-name="T35"><text:s text:c="2"/></text:span><text:span text:style-name="T35">copy_other(other);</text:span></text:p>
            <text:p text:style-name="P10"><text:span text:style-name="T33">} return *this; } </text:span><text:span text:style-name="T37">// allows a= b= 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37">// Destructor</text:span></text:p>
            <text:p text:style-name="P16"><text:span text:style-name="T33">~A() {</text:span></text:p>
            <text:p text:style-name="P10"><text:span text:style-name="T39">clear();</text:span></text:p>
            <text:p text:style-name="P16"><text:span text:style-name="T33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 </text:span><text:span text:style-name="T41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8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32">// Move constructor</text:span></text:p>
            <text:p text:style-name="P16"><text:span text:style-name="T33">A (const A&amp;&amp; other) {</text:span></text:p>
            <text:p text:style-name="P16"><text:span text:style-name="T33"><text:tab/></text:span><text:span text:style-name="T33"><text:tab/></text:span><text:span text:style-name="T33"><text:tab/></text:span><text:span text:style-name="T33">?</text:span></text:p>
            <text:p text:style-name="P16"><text:span text:style-name="T33">}</text:span></text:p>
            <text:p text:style-name="P16"><text:span text:style-name="T36"/></text:p>
            <text:p text:style-name="P16"><text:span text:style-name="T36"/></text:p>
            <text:p text:style-name="P16"><text:span text:style-name="T32"/></text:p>
            <text:p text:style-name="P16"><text:span text:style-name="T32">// Move o</text:span><text:span text:style-name="T37">perator = </text:span><text:span text:style-name="T38"><text:s/></text:span></text:p>
            <text:p text:style-name="P16"><text:span text:style-name="T33">A&amp; operator=(const A&amp;&amp; other) {</text:span></text:p>
            <text:p text:style-name="P10"><text:span text:style-name="T33"><text:s text:c="7"/></text:span><text:span text:style-name="T33">?</text:span></text:p>
            <text:p text:style-name="P10"><text:span text:style-name="T33">}</text:span></text:p>
            <text:p text:style-name="P16"><text:span text:style-name="T42">http://www.cprogramming.com/c++11/rvalue-</text:span><text:span text:style-name="T42">references-and-move-semantics-in-c+</text:span><text:span text:style-name="T42">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5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3" draw:id="id13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3.024cm" svg:height="14.481cm" svg:x="1.146cm" svg:y="3.597cm">
          <text:p text:style-name="P33"><text:span text:style-name="T44">// Prefix: ++n</text:span></text:p>
          <text:p text:style-name="P33"><text:span text:style-name="T44">HNum&amp;</text:span><text:span text:style-name="T45"> operator++</text:span><text:span text:style-name="T44">()</text:span><text:span text:style-name="T45"> {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*this; // return ref to curr</text:span></text:p>
          <text:p text:style-name="P33"><text:span text:style-name="T45">} <text:s text:c="7"/></text:span></text:p>
          <text:p text:style-name="P33"><text:span text:style-name="T45"/></text:p>
          <text:p text:style-name="P33"><text:span text:style-name="T46">// Postfix : n++</text:span></text:p>
          <text:p text:style-name="P33"><text:span text:style-name="T46">const HNum</text:span><text:span text:style-name="T45"> operator++</text:span><text:span text:style-name="T46">(int)</text:span><text:span text:style-name="T45"> {</text:span></text:p>
          <text:p text:style-name="P33"><text:span text:style-name="T45"><text:s/></text:span><text:span text:style-name="T45">Hnum cpy(*this); // calling copy ctor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cpy;</text:span></text:p>
          <text:p text:style-name="P33"><text:span text:style-name="T45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7">A flag that makes</text:span></text:p>
          <text:p text:style-name="P33"><text:span text:style-name="T47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4" draw:id="id14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6.58cm" svg:height="16.849cm" svg:x="0.091cm" svg:y="3.597cm">
          <text:p text:style-name="P33"><text:span text:style-name="T44">// Prefix: ++n</text:span></text:p>
          <text:p text:style-name="P33"><text:span text:style-name="T44">HNum&amp;</text:span><text:span text:style-name="T45"> operator++</text:span><text:span text:style-name="T44">()</text:span><text:span text:style-name="T45"> {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*this; // return ref to curr</text:span></text:p>
          <text:p text:style-name="P33"><text:span text:style-name="T45">} <text:s text:c="7"/></text:span></text:p>
          <text:p text:style-name="P33"><text:span text:style-name="T45"/></text:p>
          <text:p text:style-name="P33"><text:span text:style-name="T46">// Postfix : n++</text:span></text:p>
          <text:p text:style-name="P33"><text:span text:style-name="T46">const HNum</text:span><text:span text:style-name="T45"> operator++</text:span><text:span text:style-name="T46">(int)</text:span><text:span text:style-name="T45"> {</text:span></text:p>
          <text:p text:style-name="P33"><text:span text:style-name="T45"><text:s/></text:span><text:span text:style-name="T45">Hnum cpy(*this); // calling copy ctor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cpy;</text:span></text:p>
          <text:p text:style-name="P33"><text:span text:style-name="T45">}</text:span></text:p>
          <text:p text:style-name="P33"><text:span text:style-name="T48">// For HNum, it might be a good idea not to </text:span></text:p>
          <text:p text:style-name="P33"><text:span text:style-name="T48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7">A flag that makes</text:span></text:p>
          <text:p text:style-name="P33"><text:span text:style-name="T47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5" draw:id="id15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6" draw:id="id16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20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  <text:list-item>
                    <text:p text:style-name="P13"><text:span text:style-name="T6">When a function gets </text:span><text:span text:style-name="T9">X</text:span><text:span text:style-name="T6"> type while it was </text:span><text:span text:style-name="T6">expecting to get </text:span><text:span text:style-name="T5">Y</text:span><text:span text:style-name="T6"> type, and there is a </text:span><text:span text:style-name="T6">casting from </text:span><text:span text:style-name="T9">X </text:span><text:span text:style-name="T6">to</text:span><text:span text:style-name="T9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9"><text:tab/></text:span><text:span text:style-name="T9">X x</text:span><text:span text:style-name="T6">;</text:span></text:p>
            <text:p text:style-name="P24"><text:span text:style-name="T6"><text:tab/></text:span><text:span text:style-name="T6">foo(x); // a conversion from </text:span><text:span text:style-name="T9">X </text:span><text:span text:style-name="T6">to</text:span><text:span text:style-name="T9"> </text:span><text:span text:style-name="T5">Y</text:span><text:span text:style-name="T6"> is </text:span><text:span text:style-name="T6">done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7" draw:id="id17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8" draw:id="id18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2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49">Buffer</text:span><text:span text:style-name="T19">(</text:span><text:span text:style-name="T50">size_t length</text:span><text:span text:style-name="T19">) // ctor</text:span></text:p>
            <text:p text:style-name="P16"><text:span text:style-name="T19">…</text:span></text:p>
            <text:p text:style-name="P15"><text:span text:style-name="T19">void foo(</text:span><text:span text:style-name="T49">const Buffer&amp; v</text:span><text:span text:style-name="T19">) // function</text:span></text:p>
            <text:p text:style-name="P15"><text:span text:style-name="T19">...</text:span></text:p>
            <text:p text:style-name="P15"><text:span text:style-name="T19">foo(</text:span><text:span text:style-name="T50">3</text:span><text:span text:style-name="T19">);</text:span><text:span text:style-name="T9"> </text:span><text:span text:style-name="T14">// Equivalent to: </text:span><text:span text:style-name="T19">foo(</text:span><text:span text:style-name="T49">Buffer(</text:span><text:span text:style-name="T50">3</text:span><text:span text:style-name="T49">)</text:span><text:span text:style-name="T19">)</text:span></text:p>
            <text:p text:style-name="P15"><text:span text:style-name="T14">// Did the user really wanted this?</text:span></text:p>
            <text:p text:style-name="P16"><text:span text:style-name="T19"/></text:p>
            <text:p text:style-name="P15"><text:span text:style-name="T51">The Buffer and the size_t objects are </text:span><text:span text:style-name="T51">not logically the same objects!</text:span></text:p>
            <text:p text:style-name="P16"><text:span text:style-name="T6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9" draw:id="id19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20" draw:id="id20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3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6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9">// Fraction --&gt; double conversion</text:span></text:p>
            <text:p text:style-name="P10"><text:span text:style-name="T9">operator double() const {</text:span></text:p>
            <text:p text:style-name="P36"><text:span text:style-name="T9">...</text:span></text:p>
            <text:p text:style-name="P10"><text:span text:style-name="T9">}</text:span></text:p>
            <text:p text:style-name="P10"><text:span text:style-name="T6">...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21" draw:id="id21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4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22" draw:id="id22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5" draw:text-style-name="P12" draw:layer="layout" svg:width="24.349cm" svg:height="13.426cm" svg:x="0.832cm" svg:y="3.184cm" presentation:class="outline" presentation:user-transformed="true">
          <draw:text-box>
            <text:p text:style-name="P37"><text:span text:style-name="T6"/></text:p>
            <text:p text:style-name="P37"><text:span text:style-name="T6">Friend function in a class:</text:span></text:p>
            <text:list text:style-name="L12">
              <text:list-item>
                <text:list>
                  <text:list-item>
                    <text:p text:style-name="P38"><text:span text:style-name="T6">Not a method of the class</text:span></text:p>
                  </text:list-item>
                  <text:list-item>
                    <text:p text:style-name="P38"><text:span text:style-name="T6">Have access to the class’s private and </text:span><text:span text:style-name="T6">protected </text:span></text:p>
                  </text:list-item>
                </text:list>
              </text:list-item>
            </text:list>
            <text:p text:style-name="P39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8"><text:span text:style-name="T6">Defined inside the class 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does not break encapsulation</text:span></text:p>
            <text:p text:style-name="P40"><text:span text:style-name="T6"/></text:p>
            <text:p text:style-name="P40"><text:span text:style-name="T52"/></text:p>
          </draw:text-box>
        </draw:frame>
        <draw:frame draw:name="כותרת 2" presentation:style-name="pr26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23" draw:id="id23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7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4" draw:id="id24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allow other classes to access its </text:span></text:p>
                  </text:list-item>
                </text:list>
              </text:list-item>
            </text:list>
            <text:p text:style-name="P41"><text:span text:style-name="T6">private data members</text:span></text:p>
            <text:list text:continue-numbering="true" text:style-name="L13">
              <text:list-item>
                <text:list>
                  <text:list-item>
                    <text:p text:style-name="P9"><text:span text:style-name="T53">QUESTION: Is the friendship link one-sided </text:span><text:span text:style-name="T53">or two-sided? I.e:</text:span></text:p>
                    <text:list>
                      <text:list-item>
                        <text:p><text:span text:style-name="T53">Suppose class A is a friend of class B.</text:span></text:p>
                      </text:list-item>
                      <text:list-item>
                        <text:p><text:span text:style-name="T53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54"/></text:p>
          </draw:text-box>
        </draw:frame>
        <draw:custom-shape draw:name="כותרת 2" draw:style-name="gr17" draw:text-style-name="P4" draw:layer="layout" svg:width="8.976cm" svg:height="1.772cm" svg:x="3.403cm" svg:y="1.123cm">
          <text:p text:style-name="P33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5" draw:id="id25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8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55"><text:s/></text:span><text:span text:style-name="T56">class IntTree {</text:span></text:p>
            <text:p text:style-name="P40"><text:span text:style-name="T56"><text:tab/></text:span><text:span text:style-name="T56">…</text:span></text:p>
            <text:p text:style-name="P40"><text:span text:style-name="T56"><text:tab/></text:span><text:span text:style-name="T57">friend</text:span><text:span text:style-name="T56"> class IntTreeIterator;</text:span></text:p>
            <text:p text:style-name="P16"><text:span text:style-name="T56">};</text:span></text:p>
            <text:p text:style-name="P40"><text:span text:style-name="T58"/></text:p>
            <text:p text:style-name="P40"><text:span text:style-name="T58"/></text:p>
            <text:p text:style-name="P16"><text:span text:style-name="T59">// TreeIterator can access Tree's data members</text:span></text:p>
            <text:p text:style-name="P16"><text:span text:style-name="T56">IntTreeIterator&amp; IntTreeIterator::operator++() </text:span><text:span text:style-name="T60">{</text:span></text:p>
            <text:p text:style-name="P40"><text:span text:style-name="T60"><text:s text:c="4"/></text:span><text:span text:style-name="T60">...</text:span></text:p>
            <text:p text:style-name="P40"><text:span text:style-name="T56"><text:tab/></text:span><text:span text:style-name="T56">return *this;</text:span></text:p>
            <text:p text:style-name="P16"><text:span text:style-name="T56">}</text:span></text:p>
          </draw:text-box>
        </draw:frame>
        <draw:frame draw:name="כותרת 2" presentation:style-name="pr27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6" draw:master-page-name="Default" xml:id="id26" draw:id="id26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56">FRIEND_TEST(TestCaseName, TestName);</text:span></text:p>
            <text:p text:style-name="P11"><text:span text:style-name="T61"/></text:p>
            <text:p text:style-name="P11"><text:span text:style-name="T61">Declares that this test will be able to test</text:span></text:p>
            <text:p text:style-name="P11"><text:span text:style-name="T61">private methods of the class in which you </text:span><text:span text:style-name="T61">write this</text:span></text:p>
          </draw:text-box>
        </draw:frame>
        <draw:frame draw:name="כותרת 2" presentation:style-name="pr27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</text:span><text:span text:style-name="MT8">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3</meta:editing-cycles>
    <meta:print-date>2006-12-12T13:43:12</meta:print-date>
    <meta:creation-date>2002-10-18T11:19:22</meta:creation-date>
    <dc:date>2018-03-26T16:02:47.661797115</dc:date>
    <meta:editing-duration>P2DT22H29M</meta:editing-duration>
    <meta:generator>LibreOffice/5.1.6.2$Linux_X86_64 LibreOffice_project/10m0$Build-2</meta:generator>
    <meta:document-statistic meta:object-count="19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